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list-style-name="L5"/>
    <style:style style:name="P2" style:family="paragraph" style:parent-style-name="Standard" style:list-style-name="L2"/>
    <style:style style:name="P3" style:family="paragraph" style:parent-style-name="Standard">
      <style:paragraph-properties fo:text-align="center" style:justify-single-word="false"/>
      <style:text-properties style:font-name="Arial" fo:font-size="12pt" fo:font-weight="bold" officeooo:rsid="0009ec1c" officeooo:paragraph-rsid="0009ec1c" style:font-size-asian="12pt" style:font-weight-asian="bold" style:font-size-complex="12pt" style:font-weight-complex="bold"/>
    </style:style>
    <style:style style:name="P4" style:family="paragraph" style:parent-style-name="Standard">
      <style:text-properties style:font-name="Arial" fo:font-size="12pt" fo:font-weight="bold" officeooo:rsid="0009ec1c" officeooo:paragraph-rsid="0009ec1c" style:font-size-asian="12pt" style:font-weight-asian="bold" style:font-size-complex="12pt" style:font-weight-complex="bold"/>
    </style:style>
    <style:style style:name="P5" style:family="paragraph" style:parent-style-name="Standard">
      <style:text-properties style:font-name="Arial" fo:font-size="12pt" officeooo:rsid="0009ec1c" officeooo:paragraph-rsid="0009ec1c" style:font-size-asian="12pt" style:font-size-complex="12pt"/>
    </style:style>
    <style:style style:name="P6" style:family="paragraph" style:parent-style-name="Standard">
      <style:text-properties style:font-name="Arial" fo:font-size="11pt" fo:font-weight="bold" officeooo:paragraph-rsid="0009ec1c" style:font-size-asian="11pt" style:font-weight-asian="bold" style:font-size-complex="11pt" style:font-weight-complex="bold"/>
    </style:style>
    <style:style style:name="P7" style:family="paragraph" style:parent-style-name="Standard">
      <style:text-properties style:font-name="Arial" fo:font-size="11pt" fo:font-weight="bold" officeooo:rsid="0009ec1c" officeooo:paragraph-rsid="0009ec1c" style:font-size-asian="11pt" style:font-weight-asian="bold" style:font-size-complex="11pt" style:font-weight-complex="bold"/>
    </style:style>
    <style:style style:name="P8" style:family="paragraph" style:parent-style-name="Standard">
      <style:paragraph-properties fo:text-align="center" style:justify-single-word="false"/>
      <style:text-properties style:font-name="Arial" fo:font-size="14pt" fo:font-weight="bold" officeooo:rsid="0009ec1c" officeooo:paragraph-rsid="0009ec1c" style:font-size-asian="14pt" style:font-weight-asian="bold" style:font-size-complex="14pt" style:font-weight-complex="bold"/>
    </style:style>
    <style:style style:name="P9" style:family="paragraph" style:parent-style-name="Standard" style:list-style-name="L3">
      <style:text-properties officeooo:paragraph-rsid="000a3230"/>
    </style:style>
    <style:style style:name="P10" style:family="paragraph" style:list-style-name="L2"/>
    <style:style style:name="P11" style:family="paragraph" style:list-style-name="L3"/>
    <style:style style:name="T1" style:family="text">
      <style:text-properties officeooo:rsid="0009ec1c"/>
    </style:style>
    <style:style style:name="T2" style:family="text">
      <style:text-properties fo:font-variant="normal" fo:text-transform="none" fo:color="#24292e" style:font-name="apple-system" fo:font-size="12pt" fo:letter-spacing="normal" fo:font-style="normal" fo:font-weight="normal"/>
    </style:style>
    <style:style style:name="T3" style:family="text">
      <style:text-properties fo:font-variant="normal" fo:text-transform="none" fo:color="#24292e" style:font-name="apple-system" fo:font-size="12pt" fo:letter-spacing="normal" fo:font-style="normal" fo:font-weight="normal" officeooo:rsid="000a3230"/>
    </style:style>
    <style:style style:name="T4" style:family="text">
      <style:text-properties fo:font-variant="normal" fo:text-transform="none" fo:color="#24292e" style:font-name="apple-system" fo:font-size="12pt" fo:letter-spacing="normal" fo:font-style="normal" fo:font-weight="normal" officeooo:rsid="000c0af2"/>
    </style:style>
    <style:style style:name="T5" style:family="text">
      <style:text-properties fo:font-variant="normal" fo:text-transform="none" fo:color="#24292e" style:font-name="apple-system" fo:font-size="12pt" fo:letter-spacing="normal" fo:font-style="normal" fo:font-weight="normal" officeooo:rsid="000df222"/>
    </style:style>
    <style:style style:name="T6" style:family="text">
      <style:text-properties fo:background-color="transparent" loext:char-shading-value="0"/>
    </style:style>
    <style:style style:name="T7" style:family="text">
      <style:text-properties officeooo:rsid="000a3230"/>
    </style:style>
    <style:style style:name="T8" style:family="text">
      <style:text-properties officeooo:rsid="000c0af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CTIVIDADES FICHEROS BYTES</text:p>
      <text:p text:style-name="P3"/>
      <text:p text:style-name="P5"/>
      <text:p text:style-name="P4">DATOS PRIMITIVOS</text:p>
      <text:p text:style-name="P4"/>
      <text:p text:style-name="P7">-ACTIVIDAD 1:</text:p>
      <text:p text:style-name="P4"/>
      <text:list xml:id="list2518936424" text:style-name="L2">
        <text:list-item>
          <text:p text:style-name="P2">Crea un programa en Java que escriba en un fichero de bytes <text:span text:style-name="T7">(ad_1_edades.dat) </text:span>una lista de <text:span text:style-name="T1">10 </text:span>nombres y edades, utilizando la clase <text:span text:style-name="Emphasis">DataOutputStream</text:span>. </text:p>
          <text:p text:style-name="P2"/>
        </text:list-item>
        <text:list-item>
          <text:p text:style-name="P2">Crea un programa en Java que lea de un fichero de bytes una lista de nombres y edades, debe enviar la lectura a la salida <text:span text:style-name="T1">estándar.</text:span> Utilizando la clase <text:span text:style-name="Emphasis">DataOutputStream</text:span>. </text:p>
          <text:p text:style-name="P2"/>
        </text:list-item>
      </text:list>
      <text:p text:style-name="P4"/>
      <text:p text:style-name="P4">LECTURA/ESCRITURA DE OBJETOS</text:p>
      <text:p text:style-name="P4"/>
      <text:p text:style-name="P6">-ACTIVIDAD 2:</text:p>
      <text:p text:style-name="P4"/>
      <text:list xml:id="list1908955368" text:style-name="L3">
        <text:list-item>
          <text:p text:style-name="P9">Crear la c<text:span text:style-name="T6">lase </text:span><text:span text:style-name="Emphasis"><text:span text:style-name="T6">MovimientoBancario </text:span></text:span><text:span text:style-name="T6">con l</text:span>os siguientes atributos: fecha, concepto, cantidad, tipo. Escribir constructor, getters y setters. Estos datos corresponden a los movimientos de una cuenta corriente. </text:p>
          <text:p text:style-name="P9"/>
        </text:list-item>
        <text:list-item>
          <text:p text:style-name="P9">Solicitar al usuario movimientos (usando MovimientoBancario) y almacenarlos en un fichero llamado <text:span text:style-name="T7">ad_2_movimientosBancarios</text:span><text:span text:style-name="Emphasis">.dat</text:span>. </text:p>
          <text:p text:style-name="P9"/>
        </text:list-item>
        <text:list-item>
          <text:p>Leer del fichero las cantidades y mostrar un mensaje con el saldo actual de la cuenta. El atributo tipo es Boolean. En caso de ser true se estará indicando un ingreso, en caso contrario se retira dinero de la cuenta. </text:p>
        </text:list-item>
      </text:list>
      <text:p text:style-name="P4"/>
      <text:p text:style-name="P4"/>
      <text:p text:style-name="P4">FICHEROS ALEATORIOS:</text:p>
      <text:p text:style-name="P4"/>
      <text:p text:style-name="P7">-ACTIVIDAD 3:</text:p>
      <text:p text:style-name="P7"/>
      <text:p text:style-name="Text_20_body">Necesitamos una aplicación para gestionar una lista de reproducción de nuestras canciones favoritas. Esta lista se debe almacenara en un fichero de acceso aleatorio(archivo de bytes). Para cada canción se almacenan los siguientes datos: ID, Año, Título, Artista, Duración, Canción_española.</text:p>
      <text:p text:style-name="Text_20_body">Se han de crear dos clases. Una clase para representar la Canción y otra clase para crea un menú de opciones sobre la lista.</text:p>
      <text:list xml:id="list3954419855" text:style-name="L5">
        <text:list-item>
          <text:p>La primera opción se utiliza para crea un fichero, el nombre del fichero será: ad_3_listaReproduccion.dat.</text:p>
        </text:list-item>
        <text:list-item>
          <text:p>La segunda opción, recibe por teclado los datos de una canción e inserta en el fichero dicha información. Primero ha de comprobar si existe el ID de la canción, antes de insertar los nuevos datos. Si existe se informa al usuario.</text:p>
        </text:list-item>
        <text:list-item>
          <text:p>La tercera opción debe consultar los datos de una canción del fichero aleatorio. Se solicitara a través de teclado un identificador de la canción. Si el ID existe se visualizaran los datos correspondientes en caso contrario se mostrara un mensaje de error.</text:p>
        </text:list-item>
        <text:list-item>
          <text:p><text:soft-page-break/>Cuarta opción, se recibe el ID y el año de la canción. Se debe modificar el año de la canción. El programa debe visualizar el nombre de la canción, el año anterior y el nuevo año. Si el ID no existe, se informa al usuario.</text:p>
        </text:list-item>
        <text:list-item>
          <text:p>Quinta opción, se recibe el ID de una canción y borra su información. Se hará un borrado lógico: el ID será igual a -1, el resto de datos se mantendrán igual.</text:p>
        </text:list-item>
        <text:list-item>
          <text:p>Sexta opción, se deben mostrar las canciones borradas.</text:p>
        </text:list-item>
        <text:list-item>
          <text:p>Séptima opción, se deben mostrar las canciones de la lista de reproducción.</text:p>
        </text:list-item>
        <text:list-item>
          <text:p>Octava opción, salir del programa.</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4T12:03:13.878000000</meta:creation-date>
    <dc:date>2018-11-24T12:44:58.124000000</dc:date>
    <meta:editing-duration>PT9M32S</meta:editing-duration>
    <meta:editing-cycles>2</meta:editing-cycles>
    <meta:generator>LibreOffice/6.1.3.2$Windows_X86_64 LibreOffice_project/86daf60bf00efa86ad547e59e09d6bb77c699acb</meta:generator>
    <meta:document-statistic meta:table-count="0" meta:image-count="0" meta:object-count="0" meta:page-count="2" meta:paragraph-count="26" meta:word-count="430" meta:character-count="2566" meta:non-whitespace-character-count="2170"/>
  </office:meta>
</office:document-meta>
</file>